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08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0.0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0.0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gr18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cm" svg:height="0.645cm" svg:x="7.441cm" svg:y="14.072cm">
          <draw:text-box>
            <text:p text:style-name="P1"><text:span text:style-name="T1">Ø</text:span></text:p>
          </draw:text-box>
        </draw:frame>
        <draw:frame draw:style-name="gr2" draw:text-style-name="P3" draw:layer="layout" svg:width="0.777cm" svg:height="0.645cm" svg:x="4.14cm" svg:y="3.282cm">
          <draw:text-box>
            <text:p text:style-name="P1"><text:span text:style-name="T1">Ø</text:span></text:p>
          </draw:text-box>
        </draw:frame>
        <draw:frame draw:style-name="gr3" draw:text-style-name="P5" draw:layer="layout" svg:width="13.532cm" svg:height="1.807cm" svg:x="0.7cm" svg:y="-0.058cm">
          <draw:text-box>
            <text:p text:style-name="P4"><text:span text:style-name="T2">Какую-то надежду можно искать в истории права, свидетельствующей о том, что </text:span></text:p>
            <text:p text:style-name="P4"><text:span text:style-name="T2">здесь мы ничуть не уникальны и не «суверенны»: «схлопывание» права и суда в </text:span></text:p>
            <text:p text:style-name="P4"><text:span text:style-name="T2">средние века, например, происходило едва ли не во всех государствах, где </text:span></text:p>
            <text:p text:style-name="P4"><text:span text:style-name="T2">брали на время верх тогдашние «силовики». </text:span></text:p>
          </draw:text-box>
        </draw:frame>
        <draw:frame draw:style-name="gr3" draw:text-style-name="P7" draw:layer="layout" svg:width="0.769cm" svg:height="0.758cm" svg:x="13.43cm" svg:y="18.66cm">
          <draw:text-box>
            <text:p text:style-name="P6"><text:span text:style-name="T1">2</text:span></text:p>
          </draw:text-box>
        </draw:frame>
        <draw:frame draw:style-name="gr3" draw:text-style-name="P7" draw:layer="layout" svg:width="0.769cm" svg:height="0.758cm" svg:x="4.285cm" svg:y="2.14cm">
          <draw:text-box>
            <text:p text:style-name="P6"><text:span text:style-name="T1">2</text:span></text:p>
          </draw:text-box>
        </draw:frame>
        <draw:frame draw:style-name="gr3" draw:text-style-name="P7" draw:layer="layout" svg:width="0.769cm" svg:height="0.758cm" svg:x="11.939cm" svg:y="18.818cm">
          <draw:text-box>
            <text:p text:style-name="P6"><text:span text:style-name="T1">1</text:span></text:p>
          </draw:text-box>
        </draw:frame>
        <draw:frame draw:style-name="gr3" draw:text-style-name="P7" draw:layer="layout" svg:width="0.769cm" svg:height="0.758cm" svg:x="1.156cm" svg:y="12.783cm">
          <draw:text-box>
            <text:p text:style-name="P6"><text:span text:style-name="T1">1</text:span></text:p>
          </draw:text-box>
        </draw:frame>
        <draw:frame draw:style-name="gr3" draw:text-style-name="P7" draw:layer="layout" svg:width="2.36cm" svg:height="0.758cm" svg:x="3.829cm" svg:y="1.571cm">
          <draw:text-box>
            <text:p text:style-name="P6"><text:span text:style-name="T1">можно [-, 1]</text:span></text:p>
          </draw:text-box>
        </draw:frame>
        <draw:frame draw:style-name="gr4" draw:text-style-name="P7" draw:layer="layout" svg:width="0.777cm" svg:height="0.645cm" svg:x="4.379cm" svg:y="2.535cm">
          <draw:text-box>
            <text:p text:style-name="P6"><text:span text:style-name="T1">O</text:span></text:p>
          </draw:text-box>
        </draw:frame>
        <draw:line draw:style-name="gr5" draw:text-style-name="P6" draw:layer="layout" svg:x1="4.793cm" svg:y1="2.679cm" svg:x2="4.785cm" svg:y2="2.142cm">
          <text:p/>
        </draw:line>
        <draw:line draw:style-name="gr5" draw:text-style-name="P6" draw:layer="layout" svg:x1="4.795cm" svg:y1="3.935cm" svg:x2="4.794cm" svg:y2="3.148cm">
          <text:p/>
        </draw:line>
        <draw:line draw:style-name="gr5" draw:text-style-name="P6" draw:layer="layout" svg:x1="4.794cm" svg:y1="3.936cm" svg:x2="4.574cm" svg:y2="4.148cm">
          <text:p/>
        </draw:line>
        <draw:line draw:style-name="gr5" draw:text-style-name="P6" draw:layer="layout" svg:x1="3.993cm" svg:y1="3.148cm" svg:x2="5.493cm" svg:y2="3.148cm">
          <text:p/>
        </draw:line>
        <draw:line draw:style-name="gr5" draw:text-style-name="P6" draw:layer="layout" svg:x1="5.493cm" svg:y1="3.149cm" svg:x2="5.588cm" svg:y2="3.035cm">
          <text:p/>
        </draw:line>
        <draw:line draw:style-name="gr5" draw:text-style-name="P6" draw:layer="layout" svg:x1="3.902cm" svg:y1="3.261cm" svg:x2="3.997cm" svg:y2="3.147cm">
          <text:p/>
        </draw:line>
        <draw:line draw:style-name="gr5" draw:text-style-name="P6" draw:layer="layout" svg:x1="4.293cm" svg:y1="3.048cm" svg:x2="5.24cm" svg:y2="3.05cm">
          <text:p/>
        </draw:line>
        <draw:frame draw:style-name="gr6" draw:text-style-name="P7" draw:layer="layout" svg:width="2.365cm" svg:height="0.645cm" svg:x="4.684cm" svg:y="3.497cm">
          <draw:text-box>
            <text:p text:style-name="P6"><text:span text:style-name="T1">искать [-, 1]</text:span></text:p>
          </draw:text-box>
        </draw:frame>
        <draw:frame draw:style-name="gr7" draw:text-style-name="P7" draw:layer="layout" svg:width="0.599cm" svg:height="0.645cm" svg:x="4.82cm" svg:y="3.124cm">
          <draw:text-box>
            <text:p text:style-name="P6"><text:span text:style-name="T1">I</text:span></text:p>
          </draw:text-box>
        </draw:frame>
        <draw:frame draw:style-name="gr8" draw:text-style-name="P7" draw:layer="layout" svg:width="0.735cm" svg:height="0.645cm" svg:x="6.093cm" svg:y="4.775cm">
          <draw:text-box>
            <text:p text:style-name="P6"><text:span text:style-name="T1">E</text:span></text:p>
          </draw:text-box>
        </draw:frame>
        <draw:line draw:style-name="gr5" draw:text-style-name="P6" draw:layer="layout" svg:x1="6.444cm" svg:y1="4.832cm" svg:x2="5.525cm" svg:y2="3.972cm">
          <text:p/>
        </draw:line>
        <draw:line draw:style-name="gr5" draw:text-style-name="P6" draw:layer="layout" svg:x1="6.495cm" svg:y1="6.081cm" svg:x2="6.494cm" svg:y2="5.294cm">
          <text:p/>
        </draw:line>
        <draw:line draw:style-name="gr5" draw:text-style-name="P6" draw:layer="layout" svg:x1="6.494cm" svg:y1="6.082cm" svg:x2="6.274cm" svg:y2="6.294cm">
          <text:p/>
        </draw:line>
        <draw:line draw:style-name="gr5" draw:text-style-name="P6" draw:layer="layout" svg:x1="5.693cm" svg:y1="5.294cm" svg:x2="7.193cm" svg:y2="5.294cm">
          <text:p/>
        </draw:line>
        <draw:line draw:style-name="gr5" draw:text-style-name="P6" draw:layer="layout" svg:x1="7.193cm" svg:y1="5.295cm" svg:x2="7.288cm" svg:y2="5.181cm">
          <text:p/>
        </draw:line>
        <draw:line draw:style-name="gr5" draw:text-style-name="P6" draw:layer="layout" svg:x1="5.602cm" svg:y1="5.407cm" svg:x2="5.697cm" svg:y2="5.293cm">
          <text:p/>
        </draw:line>
        <draw:frame draw:style-name="gr9" draw:text-style-name="P7" draw:layer="layout" svg:width="1.806cm" svg:height="0.645cm" svg:x="6.359cm" svg:y="5.642cm">
          <draw:text-box>
            <text:p text:style-name="P6"><text:span text:style-name="T1">история</text:span></text:p>
          </draw:text-box>
        </draw:frame>
        <draw:frame draw:style-name="gr10" draw:text-style-name="P3" draw:layer="layout" svg:width="0.815cm" svg:height="0.645cm" svg:x="5.846cm" svg:y="5.628cm">
          <draw:text-box>
            <text:p text:style-name="P1"><text:span text:style-name="T1">-и</text:span></text:p>
          </draw:text-box>
        </draw:frame>
        <draw:frame draw:style-name="gr11" draw:text-style-name="P7" draw:layer="layout" svg:width="0.777cm" svg:height="0.645cm" svg:x="6.371cm" svg:y="5.307cm">
          <draw:text-box>
            <text:p text:style-name="P6"><text:span text:style-name="T1">O</text:span></text:p>
          </draw:text-box>
        </draw:frame>
        <draw:frame draw:style-name="gr10" draw:text-style-name="P3" draw:layer="layout" svg:width="0.688cm" svg:height="0.645cm" svg:x="5.947cm" svg:y="5.329cm">
          <draw:text-box>
            <text:p text:style-name="P1"><text:span text:style-name="T1">в</text:span></text:p>
          </draw:text-box>
        </draw:frame>
        <draw:frame draw:style-name="gr12" draw:text-style-name="P7" draw:layer="layout" svg:width="0.735cm" svg:height="0.645cm" svg:x="6.515cm" svg:y="6.649cm">
          <draw:text-box>
            <text:p text:style-name="P6"><text:span text:style-name="T1">A</text:span></text:p>
          </draw:text-box>
        </draw:frame>
        <draw:line draw:style-name="gr5" draw:text-style-name="P6" draw:layer="layout" svg:x1="6.881cm" svg:y1="6.768cm" svg:x2="6.873cm" svg:y2="6.231cm">
          <text:p/>
        </draw:line>
        <draw:line draw:style-name="gr5" draw:text-style-name="P6" draw:layer="layout" svg:x1="6.096cm" svg:y1="7.131cm" svg:x2="7.596cm" svg:y2="7.131cm">
          <text:p/>
        </draw:line>
        <draw:line draw:style-name="gr5" draw:text-style-name="P6" draw:layer="layout" svg:x1="6.897cm" svg:y1="7.918cm" svg:x2="6.896cm" svg:y2="7.131cm">
          <text:p/>
        </draw:line>
        <draw:line draw:style-name="gr5" draw:text-style-name="P6" draw:layer="layout" svg:x1="7.116cm" svg:y1="8.131cm" svg:x2="6.896cm" svg:y2="7.919cm">
          <text:p/>
        </draw:line>
        <draw:line draw:style-name="gr5" draw:text-style-name="P6" draw:layer="layout" svg:x1="7.596cm" svg:y1="7.132cm" svg:x2="7.691cm" svg:y2="7.018cm">
          <text:p/>
        </draw:line>
        <draw:line draw:style-name="gr5" draw:text-style-name="P6" draw:layer="layout" svg:x1="6.005cm" svg:y1="7.244cm" svg:x2="6.1cm" svg:y2="7.13cm">
          <text:p/>
        </draw:line>
        <draw:frame draw:style-name="gr13" draw:text-style-name="P7" draw:layer="layout" svg:width="1.459cm" svg:height="0.645cm" svg:x="5.632cm" svg:y="7.556cm">
          <draw:text-box>
            <text:p text:style-name="P6"><text:span text:style-name="T1">право</text:span></text:p>
          </draw:text-box>
        </draw:frame>
        <draw:frame draw:style-name="gr14" draw:text-style-name="P3" draw:layer="layout" svg:width="0.815cm" svg:height="0.645cm" svg:x="6.805cm" svg:y="7.512cm">
          <draw:text-box>
            <text:p text:style-name="P1"><text:span text:style-name="T1">-а</text:span></text:p>
          </draw:text-box>
        </draw:frame>
        <draw:frame draw:style-name="gr15" draw:text-style-name="P7" draw:layer="layout" svg:width="0.777cm" svg:height="0.645cm" svg:x="6.26cm" svg:y="7.17cm">
          <draw:text-box>
            <text:p text:style-name="P6"><text:span text:style-name="T1">O</text:span></text:p>
          </draw:text-box>
        </draw:frame>
        <draw:frame draw:style-name="gr4" draw:text-style-name="P7" draw:layer="layout" svg:width="0.777cm" svg:height="0.645cm" svg:x="3.511cm" svg:y="4.777cm">
          <draw:text-box>
            <text:p text:style-name="P6"><text:span text:style-name="T1">O</text:span></text:p>
          </draw:text-box>
        </draw:frame>
        <draw:line draw:style-name="gr5" draw:text-style-name="P6" draw:layer="layout" svg:x1="3.925cm" svg:y1="4.921cm" svg:x2="5.525cm" svg:y2="3.993cm">
          <text:p/>
        </draw:line>
        <draw:frame draw:style-name="gr4" draw:text-style-name="P7" draw:layer="layout" svg:width="1.903cm" svg:height="0.645cm" svg:x="2.912cm" svg:y="5.078cm">
          <draw:text-box>
            <text:p text:style-name="P6"><text:span text:style-name="T1">надежду</text:span></text:p>
          </draw:text-box>
        </draw:frame>
        <draw:frame draw:style-name="gr12" draw:text-style-name="P7" draw:layer="layout" svg:width="0.735cm" svg:height="0.645cm" svg:x="4.187cm" svg:y="6.203cm">
          <draw:text-box>
            <text:p text:style-name="P6"><text:span text:style-name="T1">A</text:span></text:p>
          </draw:text-box>
        </draw:frame>
        <draw:line draw:style-name="gr5" draw:text-style-name="P6" draw:layer="layout" svg:x1="4.553cm" svg:y1="6.322cm" svg:x2="3.896cm" svg:y2="5.56cm">
          <text:p/>
        </draw:line>
        <draw:frame draw:style-name="gr12" draw:text-style-name="P7" draw:layer="layout" svg:width="1.924cm" svg:height="0.645cm" svg:x="3.688cm" svg:y="6.504cm">
          <draw:text-box>
            <text:p text:style-name="P6"><text:span text:style-name="T1">какую-то</text:span></text:p>
          </draw:text-box>
        </draw:frame>
        <draw:frame draw:style-name="gr12" draw:text-style-name="P7" draw:layer="layout" svg:width="0.735cm" svg:height="0.645cm" svg:x="1.689cm" svg:y="6.245cm">
          <draw:text-box>
            <text:p text:style-name="P6"><text:span text:style-name="T1">A</text:span></text:p>
          </draw:text-box>
        </draw:frame>
        <draw:line draw:style-name="gr5" draw:text-style-name="P6" draw:layer="layout" svg:x1="2.055cm" svg:y1="6.364cm" svg:x2="3.917cm" svg:y2="5.56cm">
          <text:p/>
        </draw:line>
        <draw:line draw:style-name="gr5" draw:text-style-name="P6" draw:layer="layout" svg:x1="2.064cm" svg:y1="7.659cm" svg:x2="2.063cm" svg:y2="6.872cm">
          <text:p/>
        </draw:line>
        <draw:line draw:style-name="gr5" draw:text-style-name="P6" draw:layer="layout" svg:x1="2.063cm" svg:y1="7.66cm" svg:x2="1.843cm" svg:y2="7.872cm">
          <text:p/>
        </draw:line>
        <draw:line draw:style-name="gr5" draw:text-style-name="P6" draw:layer="layout" svg:x1="1.262cm" svg:y1="6.872cm" svg:x2="2.762cm" svg:y2="6.872cm">
          <text:p/>
        </draw:line>
        <draw:line draw:style-name="gr5" draw:text-style-name="P6" draw:layer="layout" svg:x1="2.762cm" svg:y1="6.873cm" svg:x2="2.857cm" svg:y2="6.759cm">
          <text:p/>
        </draw:line>
        <draw:line draw:style-name="gr5" draw:text-style-name="P6" draw:layer="layout" svg:x1="1.171cm" svg:y1="6.985cm" svg:x2="1.266cm" svg:y2="6.871cm">
          <text:p/>
        </draw:line>
        <draw:line draw:style-name="gr5" draw:text-style-name="P6" draw:layer="layout" svg:x1="1.562cm" svg:y1="6.772cm" svg:x2="2.509cm" svg:y2="6.774cm">
          <text:p/>
        </draw:line>
        <draw:frame draw:style-name="gr6" draw:text-style-name="P7" draw:layer="layout" svg:width="3.597cm" svg:height="0.645cm" svg:x="1.953cm" svg:y="7.221cm">
          <draw:text-box>
            <text:p text:style-name="P6"><text:span text:style-name="T1">свидетельствовать</text:span></text:p>
          </draw:text-box>
        </draw:frame>
        <draw:frame draw:style-name="gr7" draw:text-style-name="P7" draw:layer="layout" svg:width="0.599cm" svg:height="0.645cm" svg:x="2.089cm" svg:y="6.848cm">
          <draw:text-box>
            <text:p text:style-name="P6"><text:span text:style-name="T1">I</text:span></text:p>
          </draw:text-box>
        </draw:frame>
        <draw:frame draw:style-name="gr2" draw:text-style-name="P3" draw:layer="layout" svg:width="1.907cm" svg:height="0.645cm" svg:x="0.125cm" svg:y="7.008cm">
          <draw:text-box>
            <text:p text:style-name="P1"><text:span text:style-name="T1">(Partizip)</text:span></text:p>
          </draw:text-box>
        </draw:frame>
        <draw:frame draw:style-name="gr8" draw:text-style-name="P7" draw:layer="layout" svg:width="0.735cm" svg:height="0.645cm" svg:x="2.113cm" svg:y="8.287cm">
          <draw:text-box>
            <text:p text:style-name="P6"><text:span text:style-name="T1">E</text:span></text:p>
          </draw:text-box>
        </draw:frame>
        <draw:line draw:style-name="gr5" draw:text-style-name="P6" draw:layer="layout" svg:x1="2.464cm" svg:y1="8.344cm" svg:x2="2.456cm" svg:y2="7.807cm">
          <text:p/>
        </draw:line>
        <draw:line draw:style-name="gr5" draw:text-style-name="P6" draw:layer="layout" svg:x1="2.495cm" svg:y1="9.662cm" svg:x2="2.494cm" svg:y2="8.875cm">
          <text:p/>
        </draw:line>
        <draw:line draw:style-name="gr5" draw:text-style-name="P6" draw:layer="layout" svg:x1="2.494cm" svg:y1="9.663cm" svg:x2="2.274cm" svg:y2="9.875cm">
          <text:p/>
        </draw:line>
        <draw:line draw:style-name="gr5" draw:text-style-name="P6" draw:layer="layout" svg:x1="1.693cm" svg:y1="8.875cm" svg:x2="3.193cm" svg:y2="8.875cm">
          <text:p/>
        </draw:line>
        <draw:line draw:style-name="gr5" draw:text-style-name="P6" draw:layer="layout" svg:x1="3.193cm" svg:y1="8.876cm" svg:x2="3.288cm" svg:y2="8.762cm">
          <text:p/>
        </draw:line>
        <draw:line draw:style-name="gr5" draw:text-style-name="P6" draw:layer="layout" svg:x1="1.602cm" svg:y1="8.988cm" svg:x2="1.697cm" svg:y2="8.874cm">
          <text:p/>
        </draw:line>
        <draw:frame draw:style-name="gr9" draw:text-style-name="P7" draw:layer="layout" svg:width="0.853cm" svg:height="0.645cm" svg:x="2.359cm" svg:y="9.223cm">
          <draw:text-box>
            <text:p text:style-name="P6"><text:span text:style-name="T1">то</text:span></text:p>
          </draw:text-box>
        </draw:frame>
        <draw:frame draw:style-name="gr10" draw:text-style-name="P3" draw:layer="layout" svg:width="0.862cm" svg:height="0.645cm" svg:x="1.746cm" svg:y="9.209cm">
          <draw:text-box>
            <text:p text:style-name="P1"><text:span text:style-name="T1">-м</text:span></text:p>
          </draw:text-box>
        </draw:frame>
        <draw:frame draw:style-name="gr11" draw:text-style-name="P7" draw:layer="layout" svg:width="0.777cm" svg:height="0.645cm" svg:x="2.371cm" svg:y="8.888cm">
          <draw:text-box>
            <text:p text:style-name="P6"><text:span text:style-name="T1">O</text:span></text:p>
          </draw:text-box>
        </draw:frame>
        <draw:frame draw:style-name="gr10" draw:text-style-name="P3" draw:layer="layout" svg:width="0.697cm" svg:height="0.645cm" svg:x="1.946cm" svg:y="8.91cm">
          <draw:text-box>
            <text:p text:style-name="P1"><text:span text:style-name="T1">о</text:span></text:p>
          </draw:text-box>
        </draw:frame>
        <draw:frame draw:style-name="gr12" draw:text-style-name="P7" draw:layer="layout" svg:width="0.735cm" svg:height="0.645cm" svg:x="2.43cm" svg:y="10.25cm">
          <draw:text-box>
            <text:p text:style-name="P6"><text:span text:style-name="T1">A</text:span></text:p>
          </draw:text-box>
        </draw:frame>
        <draw:line draw:style-name="gr5" draw:text-style-name="P6" draw:layer="layout" svg:x1="2.796cm" svg:y1="10.369cm" svg:x2="2.788cm" svg:y2="9.832cm">
          <text:p/>
        </draw:line>
        <draw:line draw:style-name="gr5" draw:text-style-name="P6" draw:layer="layout" svg:x1="2.784cm" svg:y1="11.7cm" svg:x2="2.783cm" svg:y2="10.913cm">
          <text:p/>
        </draw:line>
        <draw:line draw:style-name="gr5" draw:text-style-name="P6" draw:layer="layout" svg:x1="2.783cm" svg:y1="11.701cm" svg:x2="2.563cm" svg:y2="11.913cm">
          <text:p/>
        </draw:line>
        <draw:line draw:style-name="gr5" draw:text-style-name="P6" draw:layer="layout" svg:x1="1.982cm" svg:y1="10.913cm" svg:x2="3.482cm" svg:y2="10.913cm">
          <text:p/>
        </draw:line>
        <draw:line draw:style-name="gr5" draw:text-style-name="P6" draw:layer="layout" svg:x1="3.482cm" svg:y1="10.914cm" svg:x2="3.577cm" svg:y2="10.8cm">
          <text:p/>
        </draw:line>
        <draw:line draw:style-name="gr5" draw:text-style-name="P6" draw:layer="layout" svg:x1="1.891cm" svg:y1="11.026cm" svg:x2="1.986cm" svg:y2="10.912cm">
          <text:p/>
        </draw:line>
        <draw:line draw:style-name="gr5" draw:text-style-name="P6" draw:layer="layout" svg:x1="2.282cm" svg:y1="10.813cm" svg:x2="3.229cm" svg:y2="10.815cm">
          <text:p/>
        </draw:line>
        <draw:frame draw:style-name="gr6" draw:text-style-name="P7" draw:layer="layout" svg:width="2.746cm" svg:height="0.645cm" svg:x="2.631cm" svg:y="11.283cm">
          <draw:text-box>
            <text:p text:style-name="P6"><text:span text:style-name="T1">не уникальны</text:span></text:p>
          </draw:text-box>
        </draw:frame>
        <draw:frame draw:style-name="gr16" draw:text-style-name="P7" draw:layer="layout" svg:width="1.035cm" svg:height="0.645cm" svg:x="1.88cm" svg:y="11.099cm">
          <draw:text-box>
            <text:p text:style-name="P6"><text:span text:style-name="T1">что</text:span></text:p>
          </draw:text-box>
        </draw:frame>
        <draw:frame draw:style-name="gr6" draw:text-style-name="P7" draw:layer="layout" svg:width="3.144cm" svg:height="0.645cm" svg:x="6.231cm" svg:y="11.284cm">
          <draw:text-box>
            <text:p text:style-name="P6"><text:span text:style-name="T1">не «суверенны»</text:span></text:p>
          </draw:text-box>
        </draw:frame>
        <draw:frame draw:style-name="gr9" draw:text-style-name="P7" draw:layer="layout" svg:width="0.697cm" svg:height="0.645cm" svg:x="5.444cm" svg:y="11.288cm">
          <draw:text-box>
            <text:p text:style-name="P6"><text:span text:style-name="T1">и</text:span></text:p>
          </draw:text-box>
        </draw:frame>
        <draw:line draw:style-name="gr5" draw:text-style-name="P6" draw:layer="layout" svg:x1="6.031cm" svg:y1="11.653cm" svg:x2="6.264cm" svg:y2="11.653cm">
          <text:p/>
        </draw:line>
        <draw:frame draw:style-name="gr17" draw:text-style-name="P7" draw:layer="layout" svg:width="0.578cm" svg:height="0.685cm" svg:x="5.511cm" svg:y="10.872cm">
          <draw:text-box>
            <text:p text:style-name="P6"><text:span text:style-name="T1">j</text:span></text:p>
          </draw:text-box>
        </draw:frame>
        <draw:line draw:style-name="gr5" draw:text-style-name="P6" draw:layer="layout" svg:x1="5.332cm" svg:y1="11.653cm" svg:x2="5.565cm" svg:y2="11.653cm">
          <text:p/>
        </draw:line>
        <draw:frame draw:style-name="gr12" draw:text-style-name="P7" draw:layer="layout" svg:width="0.735cm" svg:height="0.645cm" svg:x="3.107cm" svg:y="10.962cm">
          <draw:text-box>
            <text:p text:style-name="P6"><text:span text:style-name="T1">A</text:span></text:p>
          </draw:text-box>
        </draw:frame>
        <draw:frame draw:style-name="gr4" draw:text-style-name="P7" draw:layer="layout" svg:width="0.777cm" svg:height="0.645cm" svg:x="1.309cm" svg:y="13.178cm">
          <draw:text-box>
            <text:p text:style-name="P6"><text:span text:style-name="T1">O</text:span></text:p>
          </draw:text-box>
        </draw:frame>
        <draw:line draw:style-name="gr5" draw:text-style-name="P6" draw:layer="layout" svg:x1="1.723cm" svg:y1="13.322cm" svg:x2="3.515cm" svg:y2="11.803cm">
          <text:p/>
        </draw:line>
        <draw:frame draw:style-name="gr4" draw:text-style-name="P7" draw:layer="layout" svg:width="0.997cm" svg:height="0.645cm" svg:x="1.21cm" svg:y="13.479cm">
          <draw:text-box>
            <text:p text:style-name="P6"><text:span text:style-name="T1">мы</text:span></text:p>
          </draw:text-box>
        </draw:frame>
        <draw:line draw:style-name="gr5" draw:text-style-name="P6" draw:layer="layout" svg:x1="1.723cm" svg:y1="13.323cm" svg:x2="7.515cm" svg:y2="11.867cm">
          <text:p/>
        </draw:line>
        <draw:frame draw:style-name="gr12" draw:text-style-name="P7" draw:layer="layout" svg:width="0.735cm" svg:height="0.645cm" svg:x="7.32cm" svg:y="10.984cm">
          <draw:text-box>
            <text:p text:style-name="P6"><text:span text:style-name="T1">A</text:span></text:p>
          </draw:text-box>
        </draw:frame>
        <draw:frame draw:style-name="gr8" draw:text-style-name="P7" draw:layer="layout" svg:width="0.735cm" svg:height="0.645cm" svg:x="3.236cm" svg:y="13.174cm">
          <draw:text-box>
            <text:p text:style-name="P6"><text:span text:style-name="T1">E</text:span></text:p>
          </draw:text-box>
        </draw:frame>
        <draw:line draw:style-name="gr5" draw:text-style-name="P6" draw:layer="layout" svg:x1="3.587cm" svg:y1="13.231cm" svg:x2="3.493cm" svg:y2="11.783cm">
          <text:p/>
        </draw:line>
        <draw:line draw:style-name="gr5" draw:text-style-name="P6" draw:layer="layout" svg:x1="3.587cm" svg:y1="13.231cm" svg:x2="7.515cm" svg:y2="11.867cm">
          <text:p/>
        </draw:line>
        <draw:frame draw:style-name="gr8" draw:text-style-name="P7" draw:layer="layout" svg:width="1.594cm" svg:height="0.645cm" svg:x="2.837cm" svg:y="13.475cm">
          <draw:text-box>
            <text:p text:style-name="P6"><text:span text:style-name="T1">ничуть</text:span></text:p>
          </draw:text-box>
        </draw:frame>
        <draw:frame draw:style-name="gr8" draw:text-style-name="P7" draw:layer="layout" svg:width="0.735cm" svg:height="0.645cm" svg:x="5.415cm" svg:y="13.196cm">
          <draw:text-box>
            <text:p text:style-name="P6"><text:span text:style-name="T1">E</text:span></text:p>
          </draw:text-box>
        </draw:frame>
        <draw:line draw:style-name="gr5" draw:text-style-name="P6" draw:layer="layout" svg:x1="5.766cm" svg:y1="13.253cm" svg:x2="3.472cm" svg:y2="11.804cm">
          <text:p/>
        </draw:line>
        <draw:line draw:style-name="gr5" draw:text-style-name="P6" draw:layer="layout" svg:x1="5.766cm" svg:y1="13.254cm" svg:x2="7.494cm" svg:y2="11.867cm">
          <text:p/>
        </draw:line>
        <draw:frame draw:style-name="gr8" draw:text-style-name="P7" draw:layer="layout" svg:width="1.412cm" svg:height="0.645cm" svg:x="5.116cm" svg:y="13.497cm">
          <draw:text-box>
            <text:p text:style-name="P6"><text:span text:style-name="T1">здесь</text:span></text:p>
          </draw:text-box>
        </draw:frame>
        <draw:frame draw:style-name="gr8" draw:text-style-name="P7" draw:layer="layout" svg:width="0.735cm" svg:height="0.645cm" svg:x="7.786cm" svg:y="13.28cm">
          <draw:text-box>
            <text:p text:style-name="P6"><text:span text:style-name="T1">E</text:span></text:p>
          </draw:text-box>
        </draw:frame>
        <draw:line draw:style-name="gr5" draw:text-style-name="P6" draw:layer="layout" svg:x1="8.137cm" svg:y1="13.337cm" svg:x2="7.452cm" svg:y2="11.846cm">
          <text:p/>
        </draw:line>
        <draw:line draw:style-name="gr5" draw:text-style-name="P6" draw:layer="layout" svg:x1="8.138cm" svg:y1="13.338cm" svg:x2="3.472cm" svg:y2="11.804cm">
          <text:p/>
        </draw:line>
        <draw:line draw:style-name="gr5" draw:text-style-name="P6" draw:layer="layout" svg:x1="8.16cm" svg:y1="14.727cm" svg:x2="8.159cm" svg:y2="13.94cm">
          <text:p/>
        </draw:line>
        <draw:line draw:style-name="gr5" draw:text-style-name="P6" draw:layer="layout" svg:x1="8.159cm" svg:y1="14.728cm" svg:x2="7.939cm" svg:y2="14.94cm">
          <text:p/>
        </draw:line>
        <draw:line draw:style-name="gr5" draw:text-style-name="P6" draw:layer="layout" svg:x1="7.358cm" svg:y1="13.94cm" svg:x2="8.858cm" svg:y2="13.94cm">
          <text:p/>
        </draw:line>
        <draw:line draw:style-name="gr5" draw:text-style-name="P6" draw:layer="layout" svg:x1="8.858cm" svg:y1="13.941cm" svg:x2="8.953cm" svg:y2="13.827cm">
          <text:p/>
        </draw:line>
        <draw:line draw:style-name="gr5" draw:text-style-name="P6" draw:layer="layout" svg:x1="7.267cm" svg:y1="14.053cm" svg:x2="7.362cm" svg:y2="13.939cm">
          <text:p/>
        </draw:line>
        <draw:line draw:style-name="gr5" draw:text-style-name="P6" draw:layer="layout" svg:x1="7.658cm" svg:y1="13.84cm" svg:x2="8.605cm" svg:y2="13.842cm">
          <text:p/>
        </draw:line>
        <draw:frame draw:style-name="gr6" draw:text-style-name="P7" draw:layer="layout" svg:width="4.312cm" svg:height="0.645cm" svg:x="8.049cm" svg:y="14.289cm">
          <draw:text-box>
            <text:p text:style-name="P6"><text:span text:style-name="T1">например происходило</text:span></text:p>
          </draw:text-box>
        </draw:frame>
        <draw:frame draw:style-name="gr7" draw:text-style-name="P7" draw:layer="layout" svg:width="0.599cm" svg:height="0.645cm" svg:x="8.185cm" svg:y="13.916cm">
          <draw:text-box>
            <text:p text:style-name="P6"><text:span text:style-name="T1">I</text:span></text:p>
          </draw:text-box>
        </draw:frame>
        <draw:frame draw:style-name="gr1" draw:text-style-name="P2" draw:layer="layout" svg:width="1cm" svg:height="0.645cm" svg:x="12.9cm" svg:y="16.376cm">
          <draw:text-box>
            <text:p text:style-name="P1"><text:span text:style-name="T1">Ø</text:span></text:p>
          </draw:text-box>
        </draw:frame>
        <draw:frame draw:style-name="gr4" draw:text-style-name="P7" draw:layer="layout" svg:width="0.777cm" svg:height="0.645cm" svg:x="6.282cm" svg:y="15.638cm">
          <draw:text-box>
            <text:p text:style-name="P6"><text:span text:style-name="T1">O</text:span></text:p>
          </draw:text-box>
        </draw:frame>
        <draw:line draw:style-name="gr5" draw:text-style-name="P6" draw:layer="layout" svg:x1="6.696cm" svg:y1="15.782cm" svg:x2="9.814cm" svg:y2="14.83cm">
          <text:p/>
        </draw:line>
        <draw:frame draw:style-name="gr4" draw:text-style-name="P7" draw:layer="layout" svg:width="3.055cm" svg:height="0.645cm" svg:x="5.083cm" svg:y="15.939cm">
          <draw:text-box>
            <text:p text:style-name="P6"><text:span text:style-name="T1">«схлопывание»</text:span></text:p>
          </draw:text-box>
        </draw:frame>
        <draw:frame draw:style-name="gr9" draw:text-style-name="P7" draw:layer="layout" svg:width="0.697cm" svg:height="0.645cm" svg:x="6.189cm" svg:y="17.901cm">
          <draw:text-box>
            <text:p text:style-name="P6"><text:span text:style-name="T1">и</text:span></text:p>
          </draw:text-box>
        </draw:frame>
        <draw:line draw:style-name="gr5" draw:text-style-name="P6" draw:layer="layout" svg:x1="6.776cm" svg:y1="18.266cm" svg:x2="7.009cm" svg:y2="18.266cm">
          <text:p/>
        </draw:line>
        <draw:frame draw:style-name="gr17" draw:text-style-name="P7" draw:layer="layout" svg:width="0.578cm" svg:height="0.685cm" svg:x="6.256cm" svg:y="17.485cm">
          <draw:text-box>
            <text:p text:style-name="P6"><text:span text:style-name="T1">j</text:span></text:p>
          </draw:text-box>
        </draw:frame>
        <draw:line draw:style-name="gr5" draw:text-style-name="P6" draw:layer="layout" svg:x1="6.077cm" svg:y1="18.266cm" svg:x2="6.31cm" svg:y2="18.266cm">
          <text:p/>
        </draw:line>
        <draw:frame draw:style-name="gr12" draw:text-style-name="P7" draw:layer="layout" svg:width="0.735cm" svg:height="0.645cm" svg:x="4.715cm" svg:y="16.957cm">
          <draw:text-box>
            <text:p text:style-name="P6"><text:span text:style-name="T1">A</text:span></text:p>
          </draw:text-box>
        </draw:frame>
        <draw:line draw:style-name="gr5" draw:text-style-name="P6" draw:layer="layout" svg:x1="5.081cm" svg:y1="17.076cm" svg:x2="6.561cm" svg:y2="16.447cm">
          <text:p/>
        </draw:line>
        <draw:line draw:style-name="gr5" draw:text-style-name="P6" draw:layer="layout" svg:x1="4.296cm" svg:y1="17.462cm" svg:x2="5.796cm" svg:y2="17.462cm">
          <text:p/>
        </draw:line>
        <draw:line draw:style-name="gr5" draw:text-style-name="P6" draw:layer="layout" svg:x1="5.097cm" svg:y1="18.249cm" svg:x2="5.096cm" svg:y2="17.462cm">
          <text:p/>
        </draw:line>
        <draw:line draw:style-name="gr5" draw:text-style-name="P6" draw:layer="layout" svg:x1="5.316cm" svg:y1="18.462cm" svg:x2="5.096cm" svg:y2="18.25cm">
          <text:p/>
        </draw:line>
        <draw:line draw:style-name="gr5" draw:text-style-name="P6" draw:layer="layout" svg:x1="5.796cm" svg:y1="17.463cm" svg:x2="5.891cm" svg:y2="17.349cm">
          <text:p/>
        </draw:line>
        <draw:line draw:style-name="gr5" draw:text-style-name="P6" draw:layer="layout" svg:x1="4.205cm" svg:y1="17.575cm" svg:x2="4.3cm" svg:y2="17.461cm">
          <text:p/>
        </draw:line>
        <draw:frame draw:style-name="gr13" draw:text-style-name="P7" draw:layer="layout" svg:width="1.459cm" svg:height="0.645cm" svg:x="3.732cm" svg:y="17.887cm">
          <draw:text-box>
            <text:p text:style-name="P6"><text:span text:style-name="T1">право</text:span></text:p>
          </draw:text-box>
        </draw:frame>
        <draw:frame draw:style-name="gr14" draw:text-style-name="P3" draw:layer="layout" svg:width="0.815cm" svg:height="0.645cm" svg:x="5.005cm" svg:y="17.843cm">
          <draw:text-box>
            <text:p text:style-name="P1"><text:span text:style-name="T1">-а</text:span></text:p>
          </draw:text-box>
        </draw:frame>
        <draw:frame draw:style-name="gr15" draw:text-style-name="P7" draw:layer="layout" svg:width="0.777cm" svg:height="0.645cm" svg:x="4.46cm" svg:y="17.501cm">
          <draw:text-box>
            <text:p text:style-name="P6"><text:span text:style-name="T1">O</text:span></text:p>
          </draw:text-box>
        </draw:frame>
        <draw:frame draw:style-name="gr12" draw:text-style-name="P7" draw:layer="layout" svg:width="0.735cm" svg:height="0.645cm" svg:x="7.716cm" svg:y="16.958cm">
          <draw:text-box>
            <text:p text:style-name="P6"><text:span text:style-name="T1">A</text:span></text:p>
          </draw:text-box>
        </draw:frame>
        <draw:line draw:style-name="gr5" draw:text-style-name="P6" draw:layer="layout" svg:x1="8.082cm" svg:y1="17.077cm" svg:x2="6.54cm" svg:y2="16.426cm">
          <text:p/>
        </draw:line>
        <draw:line draw:style-name="gr5" draw:text-style-name="P6" draw:layer="layout" svg:x1="7.297cm" svg:y1="17.463cm" svg:x2="8.797cm" svg:y2="17.463cm">
          <text:p/>
        </draw:line>
        <draw:line draw:style-name="gr5" draw:text-style-name="P6" draw:layer="layout" svg:x1="8.098cm" svg:y1="18.25cm" svg:x2="8.097cm" svg:y2="17.463cm">
          <text:p/>
        </draw:line>
        <draw:line draw:style-name="gr5" draw:text-style-name="P6" draw:layer="layout" svg:x1="8.317cm" svg:y1="18.463cm" svg:x2="8.097cm" svg:y2="18.251cm">
          <text:p/>
        </draw:line>
        <draw:line draw:style-name="gr5" draw:text-style-name="P6" draw:layer="layout" svg:x1="8.797cm" svg:y1="17.464cm" svg:x2="8.892cm" svg:y2="17.35cm">
          <text:p/>
        </draw:line>
        <draw:line draw:style-name="gr5" draw:text-style-name="P6" draw:layer="layout" svg:x1="7.206cm" svg:y1="17.576cm" svg:x2="7.301cm" svg:y2="17.462cm">
          <text:p/>
        </draw:line>
        <draw:frame draw:style-name="gr13" draw:text-style-name="P7" draw:layer="layout" svg:width="1.048cm" svg:height="0.645cm" svg:x="7.133cm" svg:y="17.888cm">
          <draw:text-box>
            <text:p text:style-name="P6"><text:span text:style-name="T1">суд</text:span></text:p>
          </draw:text-box>
        </draw:frame>
        <draw:frame draw:style-name="gr14" draw:text-style-name="P3" draw:layer="layout" svg:width="0.815cm" svg:height="0.645cm" svg:x="8.006cm" svg:y="17.844cm">
          <draw:text-box>
            <text:p text:style-name="P1"><text:span text:style-name="T1">-а</text:span></text:p>
          </draw:text-box>
        </draw:frame>
        <draw:frame draw:style-name="gr15" draw:text-style-name="P7" draw:layer="layout" svg:width="0.777cm" svg:height="0.645cm" svg:x="7.461cm" svg:y="17.502cm">
          <draw:text-box>
            <text:p text:style-name="P6"><text:span text:style-name="T1">O</text:span></text:p>
          </draw:text-box>
        </draw:frame>
        <draw:frame draw:style-name="gr8" draw:text-style-name="P7" draw:layer="layout" svg:width="0.735cm" svg:height="0.645cm" svg:x="9.465cm" svg:y="15.303cm">
          <draw:text-box>
            <text:p text:style-name="P6"><text:span text:style-name="T1">E</text:span></text:p>
          </draw:text-box>
        </draw:frame>
        <draw:line draw:style-name="gr5" draw:text-style-name="P6" draw:layer="layout" svg:x1="9.816cm" svg:y1="15.36cm" svg:x2="9.808cm" svg:y2="14.823cm">
          <text:p/>
        </draw:line>
        <draw:line draw:style-name="gr5" draw:text-style-name="P6" draw:layer="layout" svg:x1="9.822cm" svg:y1="16.652cm" svg:x2="9.821cm" svg:y2="15.865cm">
          <text:p/>
        </draw:line>
        <draw:line draw:style-name="gr5" draw:text-style-name="P6" draw:layer="layout" svg:x1="9.821cm" svg:y1="16.653cm" svg:x2="9.601cm" svg:y2="16.865cm">
          <text:p/>
        </draw:line>
        <draw:line draw:style-name="gr5" draw:text-style-name="P6" draw:layer="layout" svg:x1="9.02cm" svg:y1="15.865cm" svg:x2="10.52cm" svg:y2="15.865cm">
          <text:p/>
        </draw:line>
        <draw:line draw:style-name="gr5" draw:text-style-name="P6" draw:layer="layout" svg:x1="10.52cm" svg:y1="15.866cm" svg:x2="10.615cm" svg:y2="15.752cm">
          <text:p/>
        </draw:line>
        <draw:line draw:style-name="gr5" draw:text-style-name="P6" draw:layer="layout" svg:x1="8.929cm" svg:y1="15.978cm" svg:x2="9.024cm" svg:y2="15.864cm">
          <text:p/>
        </draw:line>
        <draw:frame draw:style-name="gr9" draw:text-style-name="P7" draw:layer="layout" svg:width="2.466cm" svg:height="0.645cm" svg:x="9.686cm" svg:y="16.213cm">
          <draw:text-box>
            <text:p text:style-name="P6"><text:span text:style-name="T1">государства</text:span></text:p>
          </draw:text-box>
        </draw:frame>
        <draw:frame draw:style-name="gr10" draw:text-style-name="P3" draw:layer="layout" svg:width="0.993cm" svg:height="0.645cm" svg:x="8.973cm" svg:y="16.199cm">
          <draw:text-box>
            <text:p text:style-name="P1"><text:span text:style-name="T1">-ах</text:span></text:p>
          </draw:text-box>
        </draw:frame>
        <draw:frame draw:style-name="gr11" draw:text-style-name="P7" draw:layer="layout" svg:width="0.777cm" svg:height="0.645cm" svg:x="9.698cm" svg:y="15.878cm">
          <draw:text-box>
            <text:p text:style-name="P6"><text:span text:style-name="T1">O</text:span></text:p>
          </draw:text-box>
        </draw:frame>
        <draw:frame draw:style-name="gr10" draw:text-style-name="P3" draw:layer="layout" svg:width="0.688cm" svg:height="0.645cm" svg:x="9.174cm" svg:y="15.9cm">
          <draw:text-box>
            <text:p text:style-name="P1"><text:span text:style-name="T1">в</text:span></text:p>
          </draw:text-box>
        </draw:frame>
        <draw:frame draw:style-name="gr8" draw:text-style-name="P7" draw:layer="layout" svg:width="0.735cm" svg:height="0.645cm" svg:x="13.165cm" svg:y="15.457cm">
          <draw:text-box>
            <text:p text:style-name="P6"><text:span text:style-name="T1">E</text:span></text:p>
          </draw:text-box>
        </draw:frame>
        <draw:line draw:style-name="gr5" draw:text-style-name="P6" draw:layer="layout" svg:x1="13.516cm" svg:y1="15.514cm" svg:x2="9.757cm" svg:y2="14.831cm">
          <text:p/>
        </draw:line>
        <draw:line draw:style-name="gr5" draw:text-style-name="P6" draw:layer="layout" svg:x1="13.522cm" svg:y1="16.805cm" svg:x2="13.521cm" svg:y2="16.018cm">
          <text:p/>
        </draw:line>
        <draw:line draw:style-name="gr5" draw:text-style-name="P6" draw:layer="layout" svg:x1="13.521cm" svg:y1="16.806cm" svg:x2="13.301cm" svg:y2="17.018cm">
          <text:p/>
        </draw:line>
        <draw:line draw:style-name="gr5" draw:text-style-name="P6" draw:layer="layout" svg:x1="12.72cm" svg:y1="16.018cm" svg:x2="14.22cm" svg:y2="16.018cm">
          <text:p/>
        </draw:line>
        <draw:line draw:style-name="gr5" draw:text-style-name="P6" draw:layer="layout" svg:x1="14.22cm" svg:y1="16.019cm" svg:x2="14.315cm" svg:y2="15.905cm">
          <text:p/>
        </draw:line>
        <draw:line draw:style-name="gr5" draw:text-style-name="P6" draw:layer="layout" svg:x1="12.629cm" svg:y1="16.131cm" svg:x2="12.724cm" svg:y2="16.017cm">
          <text:p/>
        </draw:line>
        <draw:frame draw:style-name="gr9" draw:text-style-name="P7" draw:layer="layout" svg:width="1.234cm" svg:height="0.645cm" svg:x="13.386cm" svg:y="16.366cm">
          <draw:text-box>
            <text:p text:style-name="P6"><text:span text:style-name="T1">века</text:span></text:p>
          </draw:text-box>
        </draw:frame>
        <draw:frame draw:style-name="gr10" draw:text-style-name="P3" draw:layer="layout" svg:width="0.688cm" svg:height="0.645cm" svg:x="12.873cm" svg:y="15.952cm">
          <draw:text-box>
            <text:p text:style-name="P1"><text:span text:style-name="T1">в</text:span></text:p>
          </draw:text-box>
        </draw:frame>
        <draw:frame draw:style-name="gr11" draw:text-style-name="P7" draw:layer="layout" svg:width="0.777cm" svg:height="0.645cm" svg:x="13.398cm" svg:y="16.031cm">
          <draw:text-box>
            <text:p text:style-name="P6"><text:span text:style-name="T1">O</text:span></text:p>
          </draw:text-box>
        </draw:frame>
        <draw:frame draw:style-name="gr12" draw:text-style-name="P7" draw:layer="layout" svg:width="0.735cm" svg:height="0.645cm" svg:x="13.436cm" svg:y="17.309cm">
          <draw:text-box>
            <text:p text:style-name="P6"><text:span text:style-name="T1">A</text:span></text:p>
          </draw:text-box>
        </draw:frame>
        <draw:line draw:style-name="gr5" draw:text-style-name="P6" draw:layer="layout" svg:x1="13.802cm" svg:y1="17.428cm" svg:x2="13.794cm" svg:y2="16.891cm">
          <text:p/>
        </draw:line>
        <draw:frame draw:style-name="gr12" draw:text-style-name="P7" draw:layer="layout" svg:width="1.848cm" svg:height="0.645cm" svg:x="12.837cm" svg:y="17.61cm">
          <draw:text-box>
            <text:p text:style-name="P6"><text:span text:style-name="T1">средние</text:span></text:p>
          </draw:text-box>
        </draw:frame>
        <draw:frame draw:style-name="gr12" draw:text-style-name="P7" draw:layer="layout" svg:width="0.735cm" svg:height="0.645cm" svg:x="11.274cm" svg:y="17.217cm">
          <draw:text-box>
            <text:p text:style-name="P6"><text:span text:style-name="T1">A</text:span></text:p>
          </draw:text-box>
        </draw:frame>
        <draw:line draw:style-name="gr5" draw:text-style-name="P6" draw:layer="layout" svg:x1="11.64cm" svg:y1="17.336cm" svg:x2="10.696cm" svg:y2="16.776cm">
          <text:p/>
        </draw:line>
        <draw:line draw:style-name="gr5" draw:text-style-name="P6" draw:layer="layout" svg:x1="11.66cm" svg:y1="18.649cm" svg:x2="11.659cm" svg:y2="17.862cm">
          <text:p/>
        </draw:line>
        <draw:line draw:style-name="gr5" draw:text-style-name="P6" draw:layer="layout" svg:x1="11.659cm" svg:y1="18.65cm" svg:x2="11.439cm" svg:y2="18.862cm">
          <text:p/>
        </draw:line>
        <draw:line draw:style-name="gr5" draw:text-style-name="P6" draw:layer="layout" svg:x1="10.858cm" svg:y1="17.862cm" svg:x2="12.358cm" svg:y2="17.862cm">
          <text:p/>
        </draw:line>
        <draw:line draw:style-name="gr5" draw:text-style-name="P6" draw:layer="layout" svg:x1="12.358cm" svg:y1="17.863cm" svg:x2="12.453cm" svg:y2="17.749cm">
          <text:p/>
        </draw:line>
        <draw:line draw:style-name="gr5" draw:text-style-name="P6" draw:layer="layout" svg:x1="10.767cm" svg:y1="17.975cm" svg:x2="10.862cm" svg:y2="17.861cm">
          <text:p/>
        </draw:line>
        <draw:line draw:style-name="gr5" draw:text-style-name="P6" draw:layer="layout" svg:x1="11.158cm" svg:y1="17.762cm" svg:x2="12.105cm" svg:y2="17.764cm">
          <text:p/>
        </draw:line>
        <draw:frame draw:style-name="gr6" draw:text-style-name="P7" draw:layer="layout" svg:width="1.493cm" svg:height="0.645cm" svg:x="11.549cm" svg:y="18.211cm">
          <draw:text-box>
            <text:p text:style-name="P6"><text:span text:style-name="T1">брали</text:span></text:p>
          </draw:text-box>
        </draw:frame>
        <draw:frame draw:style-name="gr7" draw:text-style-name="P7" draw:layer="layout" svg:width="0.599cm" svg:height="0.645cm" svg:x="11.685cm" svg:y="17.838cm">
          <draw:text-box>
            <text:p text:style-name="P6"><text:span text:style-name="T1">I</text:span></text:p>
          </draw:text-box>
        </draw:frame>
        <draw:frame draw:style-name="gr16" draw:text-style-name="P7" draw:layer="layout" svg:width="1.01cm" svg:height="0.645cm" svg:x="10.656cm" svg:y="18.048cm">
          <draw:text-box>
            <text:p text:style-name="P6"><text:span text:style-name="T1">где</text:span></text:p>
          </draw:text-box>
        </draw:frame>
        <draw:frame draw:style-name="gr4" draw:text-style-name="P7" draw:layer="layout" svg:width="0.777cm" svg:height="0.645cm" svg:x="12.003cm" svg:y="19.136cm">
          <draw:text-box>
            <text:p text:style-name="P6"><text:span text:style-name="T1">O</text:span></text:p>
          </draw:text-box>
        </draw:frame>
        <draw:line draw:style-name="gr5" draw:text-style-name="P6" draw:layer="layout" svg:x1="12.417cm" svg:y1="19.28cm" svg:x2="12.409cm" svg:y2="18.743cm">
          <text:p/>
        </draw:line>
        <draw:frame draw:style-name="gr4" draw:text-style-name="P7" draw:layer="layout" svg:width="2.394cm" svg:height="0.645cm" svg:x="11.204cm" svg:y="19.437cm">
          <draw:text-box>
            <text:p text:style-name="P6"><text:span text:style-name="T1">«силовики»</text:span></text:p>
          </draw:text-box>
        </draw:frame>
        <draw:frame draw:style-name="gr12" draw:text-style-name="P7" draw:layer="layout" svg:width="0.735cm" svg:height="0.645cm" svg:x="12.068cm" svg:y="20.349cm">
          <draw:text-box>
            <text:p text:style-name="P6"><text:span text:style-name="T1">A</text:span></text:p>
          </draw:text-box>
        </draw:frame>
        <draw:line draw:style-name="gr5" draw:text-style-name="P6" draw:layer="layout" svg:x1="12.434cm" svg:y1="20.468cm" svg:x2="12.426cm" svg:y2="19.931cm">
          <text:p/>
        </draw:line>
        <draw:frame draw:style-name="gr12" draw:text-style-name="P7" draw:layer="layout" svg:width="2.229cm" svg:height="0.645cm" svg:x="11.469cm" svg:y="20.65cm">
          <draw:text-box>
            <text:p text:style-name="P6"><text:span text:style-name="T1">тогдашние</text:span></text:p>
          </draw:text-box>
        </draw:frame>
        <draw:frame draw:style-name="gr4" draw:text-style-name="P7" draw:layer="layout" svg:width="0.777cm" svg:height="0.645cm" svg:x="13.917cm" svg:y="19.195cm">
          <draw:text-box>
            <text:p text:style-name="P6"><text:span text:style-name="T1">O</text:span></text:p>
          </draw:text-box>
        </draw:frame>
        <draw:line draw:style-name="gr5" draw:text-style-name="P6" draw:layer="layout" svg:x1="14.331cm" svg:y1="19.339cm" svg:x2="12.36cm" svg:y2="18.757cm">
          <text:p/>
        </draw:line>
        <draw:frame draw:style-name="gr4" draw:text-style-name="P7" draw:layer="layout" svg:width="1.247cm" svg:height="0.645cm" svg:x="13.718cm" svg:y="19.496cm">
          <draw:text-box>
            <text:p text:style-name="P6"><text:span text:style-name="T1">верх</text:span></text:p>
          </draw:text-box>
        </draw:frame>
        <draw:frame draw:style-name="gr8" draw:text-style-name="P7" draw:layer="layout" svg:width="0.735cm" svg:height="0.645cm" svg:x="10.062cm" svg:y="19.192cm">
          <draw:text-box>
            <text:p text:style-name="P6"><text:span text:style-name="T1">E</text:span></text:p>
          </draw:text-box>
        </draw:frame>
        <draw:line draw:style-name="gr5" draw:text-style-name="P6" draw:layer="layout" svg:x1="10.513cm" svg:y1="19.249cm" svg:x2="12.4cm" svg:y2="18.757cm">
          <text:p/>
        </draw:line>
        <draw:line draw:style-name="gr5" draw:text-style-name="P6" draw:layer="layout" svg:x1="10.362cm" svg:y1="20.529cm" svg:x2="10.361cm" svg:y2="19.742cm">
          <text:p/>
        </draw:line>
        <draw:line draw:style-name="gr5" draw:text-style-name="P6" draw:layer="layout" svg:x1="10.361cm" svg:y1="20.53cm" svg:x2="10.141cm" svg:y2="20.742cm">
          <text:p/>
        </draw:line>
        <draw:line draw:style-name="gr5" draw:text-style-name="P6" draw:layer="layout" svg:x1="9.56cm" svg:y1="19.742cm" svg:x2="11.06cm" svg:y2="19.742cm">
          <text:p/>
        </draw:line>
        <draw:line draw:style-name="gr5" draw:text-style-name="P6" draw:layer="layout" svg:x1="11.06cm" svg:y1="19.743cm" svg:x2="11.155cm" svg:y2="19.629cm">
          <text:p/>
        </draw:line>
        <draw:line draw:style-name="gr5" draw:text-style-name="P6" draw:layer="layout" svg:x1="9.469cm" svg:y1="19.855cm" svg:x2="9.564cm" svg:y2="19.741cm">
          <text:p/>
        </draw:line>
        <draw:frame draw:style-name="gr9" draw:text-style-name="P7" draw:layer="layout" svg:width="1.51cm" svg:height="0.645cm" svg:x="10.226cm" svg:y="20.09cm">
          <draw:text-box>
            <text:p text:style-name="P6"><text:span text:style-name="T1">время</text:span></text:p>
          </draw:text-box>
        </draw:frame>
        <draw:frame draw:style-name="gr10" draw:text-style-name="P3" draw:layer="layout" svg:width="0.777cm" svg:height="0.645cm" svg:x="9.713cm" svg:y="20.076cm">
          <draw:text-box>
            <text:p text:style-name="P1"><text:span text:style-name="T1">Ø</text:span></text:p>
          </draw:text-box>
        </draw:frame>
        <draw:frame draw:style-name="gr11" draw:text-style-name="P7" draw:layer="layout" svg:width="0.777cm" svg:height="0.645cm" svg:x="10.238cm" svg:y="19.755cm">
          <draw:text-box>
            <text:p text:style-name="P6"><text:span text:style-name="T1">O</text:span></text:p>
          </draw:text-box>
        </draw:frame>
        <draw:frame draw:style-name="gr10" draw:text-style-name="P3" draw:layer="layout" svg:width="0.891cm" svg:height="0.645cm" svg:x="9.614cm" svg:y="19.677cm">
          <draw:text-box>
            <text:p text:style-name="P1"><text:span text:style-name="T1">на</text:span></text:p>
          </draw:text-box>
        </draw:frame>
        <draw:frame draw:style-name="gr12" draw:text-style-name="P7" draw:layer="layout" svg:width="0.735cm" svg:height="0.645cm" svg:x="7.29cm" svg:y="19.164cm">
          <draw:text-box>
            <text:p text:style-name="P6"><text:span text:style-name="T1">A</text:span></text:p>
          </draw:text-box>
        </draw:frame>
        <draw:line draw:style-name="gr5" draw:text-style-name="P6" draw:layer="layout" svg:x1="7.656cm" svg:y1="19.283cm" svg:x2="10.721cm" svg:y2="16.784cm">
          <text:p/>
        </draw:line>
        <draw:frame draw:style-name="gr12" draw:text-style-name="P7" draw:layer="layout" svg:width="1.713cm" svg:height="0.645cm" svg:x="6.791cm" svg:y="19.465cm">
          <draw:text-box>
            <text:p text:style-name="P6"><text:span text:style-name="T1">не всех</text:span></text:p>
          </draw:text-box>
        </draw:frame>
        <draw:polyline draw:style-name="gr18" draw:text-style-name="P6" draw:layer="layout" svg:width="4.738cm" svg:height="2.46cm" draw:transform="rotate (-1.5707963267946) translate (14.842cm 16.6269999999993cm)" svg:viewBox="0 0 4739 2461" draw:points="4620,-27223 4739,-27223 4739,-29684 20,-29684 0,-29217">
          <text:p/>
        </draw:polyline>
        <draw:frame draw:style-name="gr3" draw:text-style-name="P7" draw:layer="layout" svg:width="0.769cm" svg:height="0.758cm" svg:x="3.812cm" svg:y="4.233cm">
          <draw:text-box>
            <text:p text:style-name="P6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2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2T01:08:50</dc:date>
    <dc:creator>artur </dc:creator>
    <meta:editing-duration>PT23H51M58S</meta:editing-duration>
    <meta:editing-cycles>82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95"/>
  </office:meta>
</office:document-meta>
</file>